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06407c" officeooo:paragraph-rsid="0006407c" style:font-size-asian="24pt" style:font-size-complex="24pt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d65d9" officeooo:paragraph-rsid="000855d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13306" officeooo:paragraph-rsid="000855d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113306" officeooo:paragraph-rsid="000855d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113306" officeooo:paragraph-rsid="000855d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a115f" officeooo:paragraph-rsid="000855d4" style:font-size-asian="16pt" style:font-weight-asian="bold" style:font-size-complex="16pt" style:font-weight-complex="bold"/>
    </style:style>
    <style:style style:name="T1" style:family="text">
      <style:text-properties officeooo:rsid="00266d29"/>
    </style:style>
    <style:style style:name="T2" style:family="text">
      <style:text-properties fo:font-weight="bold" officeooo:rsid="001d65d9" style:font-weight-asian="bold" style:font-weight-complex="bold"/>
    </style:style>
    <style:style style:name="T3" style:family="text">
      <style:text-properties officeooo:rsid="0038f0d4"/>
    </style:style>
    <style:style style:name="T4" style:family="text">
      <style:text-properties officeooo:rsid="003663ab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2337d6"/>
    </style:style>
    <style:style style:name="T7" style:family="text">
      <style:text-properties officeooo:rsid="002337d6"/>
    </style:style>
    <style:style style:name="T8" style:family="text">
      <style:text-properties officeooo:rsid="001d65d9"/>
    </style:style>
    <style:style style:name="T9" style:family="text">
      <style:text-properties officeooo:rsid="000855d4"/>
    </style:style>
    <style:style style:name="T10" style:family="text">
      <style:text-properties officeooo:rsid="0009f4b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none" fo:font-weight="normal" officeooo:rsid="0009f4b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SQL </text:span>Assignment – 2</text:p>
      <text:p text:style-name="P1"/>
      <text:p text:style-name="P6"/>
      <text:p text:style-name="P3"/>
      <text:p text:style-name="P4">Q1. Which field of the <text:span text:style-name="T1">C</text:span>ustomers table is the primary key?</text:p>
      <text:p text:style-name="P5"><text:tab/></text:p>
      <text:p text:style-name="P5"><text:span text:style-name="T2">Ans:</text:span><text:tab/>‘<text:span text:style-name="T3">C</text:span><text:span text:style-name="T4">NUM’ is the primary key in Customers table.</text:span></text:p>
      <text:p text:style-name="P5"/>
      <text:p text:style-name="P4">Q2. What is the 4<text:span text:style-name="T5">th</text:span> column of Customers table?</text:p>
      <text:p text:style-name="P5"/>
      <text:p text:style-name="P5"><text:span text:style-name="T2">Ans:</text:span><text:tab/><text:span text:style-name="T7">The 4</text:span><text:span text:style-name="T6">th</text:span><text:span text:style-name="T7"> column of Customers table is ‘Rating’.</text:span></text:p>
      <text:p text:style-name="P5"/>
      <text:p text:style-name="P4">Q3. What is another word for row? For column?</text:p>
      <text:p text:style-name="P5"/>
      <text:p text:style-name="P5"><text:span text:style-name="T2">Ans:</text:span><text:tab/><text:span text:style-name="T8">The another word for row is tuple or an entity, whereas the another name for column is attribute.</text:span></text:p>
      <text:p text:style-name="P5"/>
      <text:p text:style-name="P4">Q4. Why isn’t it possible to see the first five rows of a table?</text:p>
      <text:p text:style-name="P5"/>
      <text:p text:style-name="P2">Ans:<text:tab/><text:span text:style-name="T12">Table represents unorderd sets of row i.e. rows are inserted into the ttable randomly. Hence we cant access the rows of table sequentiall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00:20:03.908883180</meta:creation-date>
    <dc:date>2023-09-12T00:26:17.452491902</dc:date>
    <meta:editing-duration>PT30M2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07" meta:character-count="579" meta:non-whitespace-character-count="479"/>
  </office:meta>
</office:document-meta>
</file>